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498cm" style:rel-column-width="2550*"/>
    </style:style>
    <style:style style:name="Table1.B" style:family="table-column">
      <style:table-column-properties style:column-width="14.503cm" style:rel-column-width="822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font-style="normal" style:font-style-asian="normal" style:font-style-complex="normal"/>
    </style:style>
    <style:style style:name="P6" style:family="paragraph" style:parent-style-name="Text_20_body">
      <style:text-properties style:font-name="Cambria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P9" style:family="paragraph" style:parent-style-name="Heading_20_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name-asian="Times New Roman2" style:font-weight-asian="bold" style:font-name-complex="Times New Roman2" style:font-weight-complex="bold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/>
    </style:style>
    <style:style style:name="T5" style:family="text">
      <style:text-properties style:font-name-asian="Times New Roman2" style:font-name-complex="Times New Roman2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3013.png" xlink:type="simple" xlink:show="embed" xlink:actuate="onLoad"/></draw:frame></text:p>
          </table:table-cell>
          <table:table-cell table:style-name="Table1.B1" office:value-type="string">
            <text:h text:style-name="P9" text:outline-level="1">Двунаправленная шина (вход)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</text:span><text:span text:style-name="T4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4.129cm" svg:height="1.769cm" draw:z-index="1"><draw:image xlink:href="../images/301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5">Блок </text:span><text:span text:style-name="T6">предназначен для создания двунаправленной линии связи.</text:span></text:p>
            <text:p text:style-name="P6"><text:span text:style-name="T6">Блок имеет именованные входные и выходные сигналы (по умолчанию, один входной сигнал с именем </text:span><text:span text:style-name="T2">A</text:span><text:span text:style-name="T3"> </text:span><text:span text:style-name="T6">и один выходной сигнал с именем </text:span><text:span text:style-name="T2">B</text:span><text:span text:style-name="T3">), </text:span><text:span text:style-name="T6">а также двунаправленный порт типа </text:span><text:span text:style-name="T7">шина данных</text:span><text:span text:style-name="T6"> (многожильная линия) с именем </text:span><text:span text:style-name="T2">MAIN</text:span><text:span text:style-name="T3">.</text:span></text:p>
            <text:p text:style-name="P6"><text:span text:style-name="T6">Блок используется в паре с блоком </text:span><text:span text:style-name="T7">Двунаправленная шина (выход)</text:span><text:span text:style-name="T6">. При соединении двух таких блоков через двунаправленный порт </text:span><text:span text:style-name="T2">MAIN</text:span><text:span text:style-name="T3"> </text:span><text:span text:style-name="T6">происходит взаимная передача входного сигнала с одного блока на выходной сигнал другого:</text:span></text:p>
            <text:p text:style-name="P7"><draw:frame draw:style-name="fr2" draw:name="Графический объект3" text:anchor-type="as-char" svg:width="12.568cm" svg:height="5.345cm" draw:z-index="2"><draw:image xlink:href="../images/3013_a.PNG" xlink:type="simple" xlink:show="embed" xlink:actuate="onLoad"/></draw:frame></text:p>
            <text:p text:style-name="P8">Пользователь может самостоятельно редактировать количество и тип сигналов, передаваемых-получаемых через двунаправленную шину данных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направленная шина (вход)</dc:title>
    <dc:date>2015-12-08T17:08:07.97</dc:date>
    <meta:generator>OpenOffice/4.1.2$Win32 OpenOffice.org_project/412m3$Build-9782</meta:generator>
    <meta:editing-duration>PT2H44M6S</meta:editing-duration>
    <meta:editing-cycles>77</meta:editing-cycles>
    <meta:document-statistic meta:table-count="1" meta:image-count="3" meta:object-count="0" meta:page-count="1" meta:paragraph-count="11" meta:word-count="96" meta:character-count="690"/>
  </office:meta>
</office:document-meta>
</file>